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P9" style:parent-style-name="Standard" style:family="paragraph">
      <style:text-properties fo:font-style="italic" style:font-style-asian="italic"/>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Standard" style:family="paragraph">
      <style:text-properties fo:font-style="italic" style:font-style-asian="italic"/>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text-properties fo:font-style="italic" style:font-style-asian="italic"/>
    </style:style>
    <style:style style:name="T20" style:parent-style-name="DefaultParagraphFont" style:family="text">
      <style:text-properties fo:font-weight="bold" style:font-weight-asian="bold" style:font-weight-complex="bold"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style:font-weight-complex="bold"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P29" style:parent-style-name="Standard" style:family="paragraph">
      <style:text-properties fo:font-style="italic" style:font-style-asian="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P32" style:parent-style-name="Standard" style:family="paragraph">
      <style:text-properties fo:font-style="italic" style:font-style-asian="italic" style:font-style-complex="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P35" style:parent-style-name="Standard" style:family="paragraph">
      <style:text-properties fo:font-style="italic" style:font-style-asian="italic"/>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Standard" style:family="paragraph">
      <style:text-properties fo:font-style="italic" style:font-style-asian="italic" style:font-style-complex="italic"/>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P41" style:parent-style-name="Standard" style:family="paragraph">
      <style:text-properties fo:font-style="italic" style:font-style-asian="italic"/>
    </style:style>
    <style:style style:name="T42" style:parent-style-name="DefaultParagraphFont" style:family="text">
      <style:text-properties fo:font-weight="bold" style:font-weight-asian="bold" style:font-weight-complex="bold"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P46" style:parent-style-name="Standard" style:family="paragraph">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style:font-weight-complex="bold"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weight="bold" style:font-weight-asian="bold" style:font-weight-complex="bold"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Standard" style:family="paragraph">
      <style:text-properties fo:font-style="italic" style:font-style-asian="italic"/>
    </style:style>
    <style:style style:name="T57" style:parent-style-name="DefaultParagraphFont" style:family="text">
      <style:text-properties fo:font-weight="bold" style:font-weight-asian="bold" style:font-weight-complex="bold"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P61" style:parent-style-name="Standard" style:family="paragraph">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s.</text:span></text:p>
      <text:p text:style-name="P9"/>
      <text:p text:style-name="Standard"><text:span text:style-name="T10">CD:</text:span><text:span text:style-name="T11"><text:s/>According To Me Data Churn is a Difficult Tool to use. What Do You Say ?</text:span></text:p>
      <text:p text:style-name="Standard"><text:span text:style-name="T12">HU:</text:span><text:span text:style-name="T13"><text:s/>It is a difficult tool to use, I must admit, but the team has learnt how to make the most of it.</text:span></text:p>
      <text:p text:style-name="P14"/>
      <text:p text:style-name="Standard"><text:span text:style-name="T15">CD:</text:span><text:span text:style-name="T16"><text:s/>How Data Churn Affect Ur Team Work.Do They Feel Stressed ?</text:span></text:p>
      <text:p text:style-name="Standard"><text:span text:style-name="T17">HU:</text:span><text:span text:style-name="T18"><text:s/>It does not affect us much. We have trained a team of five people on how to use Data Churn effectively.</text:span></text:p>
      <text:p text:style-name="P19"/>
      <text:p text:style-name="Standard"><text:span text:style-name="T20">CD:</text:span><text:span text:style-name="T21"><text:s/>What do you think of a new member joining the team.Does your company have any recruitments ?<text:s/></text:span></text:p>
      <text:p text:style-name="Standard"><text:span text:style-name="T22">HU:</text:span><text:span text:style-name="T23"><text:s/>Not much. The requests pile up only when one of the five members quits our organisation and we are waiting for a new member to be trained on Data Churn.</text:span></text:p>
      <text:p text:style-name="P24"/>
      <text:p text:style-name="Standard"><text:span text:style-name="T25">CD:</text:span><text:span text:style-name="T26"><text:s/>It sounds like Your Team is Unhappy With Using Data Churn?</text:span></text:p>
      <text:p text:style-name="Standard"><text:span text:style-name="T27">HU:</text:span><text:span text:style-name="T28"><text:s/>Yes, our team members certainly do not like using Data Churn and tend to quit within 12–18 months.</text:span></text:p>
      <text:p text:style-name="P29"/>
      <text:p text:style-name="Standard"><text:span text:style-name="T30">CD:</text:span><text:span text:style-name="T31"><text:s/>What are the aspects of Training a New Member, And Why The Training Cost is High?</text:span></text:p>
      <text:p text:style-name="P32"/>
      <text:p text:style-name="Standard"><text:span text:style-name="T33">HU:</text:span><text:span text:style-name="T34"><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35"/>
      <text:p text:style-name="Standard"><text:span text:style-name="T36">CD:</text:span><text:span text:style-name="T37"><text:s/>How you train your new employees,what difficulties you face when you’re short-handed?</text:span></text:p>
      <text:p text:style-name="P38"/>
      <text:p text:style-name="Standard"><text:span text:style-name="T39">HU:</text:span><text:span text:style-name="T40"><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41"/>
      <text:p text:style-name="Standard"><text:span text:style-name="T42">CD:</text:span><text:span text:style-name="T43"><text:s/>Do you pay double for the overtime ?</text:span></text:p>
      <text:p text:style-name="Standard"><text:span text:style-name="T44">HD:</text:span><text:span text:style-name="T45"><text:s/>Yes, our overtime pay rate is double the normal salary. But even with overtime pay, the existing team members are not willing to do the extra work, which leads to further attrition.</text:span></text:p>
      <text:p text:style-name="P46"/>
      <text:soft-page-break/>
      <text:p text:style-name="Standard"><text:span text:style-name="T47">CD:</text:span><text:span text:style-name="T48"><text:s/>Got it. But when you employ contractors from Data Churn, who do not know your data as well as your team members, does that not affect the quality of the work?</text:span></text:p>
      <text:p text:style-name="Standard"><text:span text:style-name="T49">HU:</text:span><text:span text:style-name="T50"><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span></text:p>
      <text:p text:style-name="P51"/>
      <text:p text:style-name="Standard"><text:span text:style-name="T52">CD:</text:span><text:span text:style-name="T53"><text:s/>Using Such difficult tool nowadays; How you face the outcomes of your team work?</text:span></text:p>
      <text:p text:style-name="Standard"><text:span text:style-name="T54">HU:</text:span><text:span text:style-name="T55"><text:s/>Tell me about it! I keep getting escalations every other day from the heads of various departments that my team is not functioning optimally. I wish I could get some peace of mind at times. Data Churn is certainly not helping our case!</text:span></text:p>
      <text:p text:style-name="P56"/>
      <text:p text:style-name="Standard"><text:span text:style-name="T57">CD:</text:span><text:span text:style-name="T58"><text:s/>Does Data Churn Affect your bussines decisions?</text:span></text:p>
      <text:p text:style-name="Standard"><text:span text:style-name="T59">HU:</text:span><text:span text:style-name="T60"><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61"/>
      <text:p text:style-name="Standard"><text:span text:style-name="T62">CD:</text:span><text:span text:style-name="T63"><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64">HU:</text:span><text:span text:style-name="T65"><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UL SHOEB MOHAMMED</dc:creator>
    <meta:creation-date>2021-10-29T17:33:00Z</meta:creation-date>
    <dc:date>2021-10-29T17:33:00Z</dc:date>
    <meta:template xlink:href="Normal.dotm" xlink:type="simple"/>
    <meta:editing-cycles>2</meta:editing-cycles>
    <meta:editing-duration>PT0S</meta:editing-duration>
    <meta:document-statistic meta:page-count="1" meta:paragraph-count="8" meta:word-count="620" meta:character-count="4148" meta:row-count="29" meta:non-whitespace-character-count="3536"/>
  </office:meta>
</office:document-meta>
</file>